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style:vertical-align="" fo:padding="0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4819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ans" officeooo:rsid="000257c4" officeooo:paragraph-rsid="000257c4"/>
    </style:style>
    <style:style style:name="P2" style:family="paragraph" style:parent-style-name="Standard">
      <style:text-properties style:font-name="Liberation Sans" fo:font-size="10pt" officeooo:rsid="00032aca" officeooo:paragraph-rsid="00032aca" style:font-size-asian="8.75pt" style:font-size-complex="10pt"/>
    </style:style>
    <style:style style:name="P3" style:family="paragraph" style:parent-style-name="Standard">
      <style:text-properties style:font-name="Liberation Sans" fo:font-size="10pt" officeooo:rsid="000562ec" officeooo:paragraph-rsid="000562ec" style:font-size-asian="8.75pt" style:font-size-complex="10pt"/>
    </style:style>
    <style:style style:name="P4" style:family="paragraph" style:parent-style-name="Standard">
      <style:text-properties style:font-name="Liberation Sans" fo:font-size="10pt" officeooo:rsid="000ac472" officeooo:paragraph-rsid="000ac472" style:font-size-asian="8.75pt" style:font-size-complex="10pt"/>
    </style:style>
    <style:style style:name="P5" style:family="paragraph" style:parent-style-name="Standard">
      <style:text-properties style:font-name="Liberation Sans" fo:font-size="10pt" officeooo:rsid="000dfce8" officeooo:paragraph-rsid="000dfce8" style:font-size-asian="8.75pt" style:font-size-complex="10pt"/>
    </style:style>
    <style:style style:name="P6" style:family="paragraph" style:parent-style-name="Standard">
      <style:text-properties style:font-name="Liberation Sans" fo:font-size="10pt" officeooo:rsid="0011166f" officeooo:paragraph-rsid="0011166f" style:font-size-asian="8.75pt" style:font-size-complex="10pt"/>
    </style:style>
    <style:style style:name="P7" style:family="paragraph" style:parent-style-name="Standard">
      <style:text-properties style:font-name="Liberation Sans" fo:font-size="10pt" officeooo:rsid="0017d1f3" officeooo:paragraph-rsid="0017d1f3" style:font-size-asian="8.75pt" style:font-size-complex="10pt"/>
    </style:style>
    <style:style style:name="P8" style:family="paragraph" style:parent-style-name="Standard">
      <style:text-properties style:font-name="Liberation Sans" fo:font-size="10pt" fo:font-style="normal" style:text-underline-style="none" fo:font-weight="normal" officeooo:rsid="000257c4" officeooo:paragraph-rsid="001de42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ans" fo:font-style="normal" style:text-underline-style="solid" style:text-underline-width="auto" style:text-underline-color="font-color" fo:font-weight="bold" officeooo:rsid="000257c4" officeooo:paragraph-rsid="000257c4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Liberation Sans" fo:font-size="12pt" fo:font-style="normal" style:text-underline-style="solid" style:text-underline-width="auto" style:text-underline-color="font-color" fo:font-weight="bold" officeooo:rsid="000257c4" officeooo:paragraph-rsid="001de427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Liberation Sans" fo:font-size="6pt" fo:font-style="normal" style:text-underline-style="none" fo:font-weight="normal" officeooo:rsid="001e115c" officeooo:paragraph-rsid="001e115c" style:font-size-asian="6pt" style:font-style-asian="normal" style:font-weight-asian="normal" style:font-size-complex="6pt" style:font-style-complex="normal" style:font-weight-complex="normal"/>
    </style:style>
    <style:style style:name="P12" style:family="paragraph" style:parent-style-name="Standard">
      <style:text-properties style:font-name="Liberation Sans" fo:font-size="7pt" fo:font-style="normal" style:text-underline-style="none" fo:font-weight="normal" officeooo:rsid="001e115c" officeooo:paragraph-rsid="00247268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Table_20_Contents">
      <style:text-properties style:font-name="Liberation Sans" officeooo:rsid="0001ae06" officeooo:paragraph-rsid="0001ae06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officeooo:rsid="0001ae06" officeooo:paragraph-rsid="0001ae06"/>
    </style:style>
    <style:style style:name="P15" style:family="paragraph" style:parent-style-name="Table_20_Contents">
      <style:text-properties style:font-name="Liberation Sans" fo:font-weight="bold" officeooo:rsid="0001ae06" officeooo:paragraph-rsid="0001ae06" style:font-weight-asian="bold" style:font-weight-complex="bold"/>
    </style:style>
    <style:style style:name="P16" style:family="paragraph" style:parent-style-name="Table_20_Contents" style:list-style-name="L7">
      <style:text-properties style:font-name="Liberation Sans" fo:font-size="10pt" officeooo:rsid="00129e41" officeooo:paragraph-rsid="00129e41" style:font-size-asian="8.75pt" style:font-size-complex="10pt"/>
    </style:style>
    <style:style style:name="P17" style:family="paragraph" style:parent-style-name="Table_20_Contents">
      <style:text-properties style:font-name="Liberation Sans" fo:font-size="10pt" officeooo:rsid="0013dbb4" officeooo:paragraph-rsid="0013dbb4" style:font-size-asian="8.75pt" style:font-size-complex="10pt"/>
    </style:style>
    <style:style style:name="P18" style:family="paragraph" style:parent-style-name="Table_20_Contents" style:list-style-name="L7">
      <style:text-properties style:font-name="Liberation Sans" fo:font-size="10pt" officeooo:rsid="0013dbb4" officeooo:paragraph-rsid="0013dbb4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0pt" officeooo:rsid="0013dbb4" officeooo:paragraph-rsid="0013dbb4" style:font-size-asian="8.75pt" style:font-size-complex="10pt"/>
    </style:style>
    <style:style style:name="P20" style:family="paragraph" style:parent-style-name="Table_20_Contents" style:list-style-name="L8">
      <style:paragraph-properties fo:text-align="start" style:justify-single-word="false"/>
      <style:text-properties style:font-name="Liberation Sans" fo:font-size="10pt" officeooo:rsid="0013dbb4" officeooo:paragraph-rsid="0013dbb4" style:font-size-asian="8.75pt" style:font-size-complex="10pt"/>
    </style:style>
    <style:style style:name="P21" style:family="paragraph" style:parent-style-name="Table_20_Contents" style:list-style-name="L7">
      <style:text-properties style:font-name="Liberation Sans" fo:font-size="10pt" style:font-size-asian="8.75pt" style:font-size-complex="10pt"/>
    </style:style>
    <style:style style:name="P22" style:family="paragraph" style:parent-style-name="Table_20_Contents">
      <style:text-properties style:font-name="Liberation Sans" fo:font-size="10pt" officeooo:rsid="0017d1f3" officeooo:paragraph-rsid="0017d1f3" style:font-size-asian="8.75pt" style:font-size-complex="10pt"/>
    </style:style>
    <style:style style:name="T1" style:family="text">
      <style:text-properties officeooo:rsid="000257c4"/>
    </style:style>
    <style:style style:name="T2" style:family="text">
      <style:text-properties officeooo:rsid="0006d86e"/>
    </style:style>
    <style:style style:name="T3" style:family="text">
      <style:text-properties officeooo:rsid="00070bb0"/>
    </style:style>
    <style:style style:name="T4" style:family="text">
      <style:text-properties officeooo:rsid="0008295e"/>
    </style:style>
    <style:style style:name="T5" style:family="text">
      <style:text-properties officeooo:rsid="000b6bf9"/>
    </style:style>
    <style:style style:name="T6" style:family="text">
      <style:text-properties officeooo:rsid="000b7e44"/>
    </style:style>
    <style:style style:name="T7" style:family="text">
      <style:text-properties officeooo:rsid="000ee02d"/>
    </style:style>
    <style:style style:name="T8" style:family="text">
      <style:text-properties officeooo:rsid="000f135d"/>
    </style:style>
    <style:style style:name="T9" style:family="text">
      <style:text-properties officeooo:rsid="00109a8f"/>
    </style:style>
    <style:style style:name="T10" style:family="text">
      <style:text-properties officeooo:rsid="0013dbb4"/>
    </style:style>
    <style:style style:name="T11" style:family="text">
      <style:text-properties officeooo:rsid="0015c4fc"/>
    </style:style>
    <style:style style:name="T12" style:family="text">
      <style:text-properties officeooo:rsid="00160afb"/>
    </style:style>
    <style:style style:name="T13" style:family="text">
      <style:text-properties officeooo:rsid="00165d86"/>
    </style:style>
    <style:style style:name="T14" style:family="text">
      <style:text-properties officeooo:rsid="0019bfd6"/>
    </style:style>
    <style:style style:name="T15" style:family="text">
      <style:text-properties officeooo:rsid="001d411e"/>
    </style:style>
    <style:style style:name="T16" style:family="text">
      <style:text-properties officeooo:rsid="001e115c"/>
    </style:style>
    <style:style style:name="T17" style:family="text">
      <style:text-properties officeooo:rsid="00200500"/>
    </style:style>
    <style:style style:name="T18" style:family="text">
      <style:text-properties officeooo:rsid="0020e476"/>
    </style:style>
    <style:style style:name="T19" style:family="text">
      <style:text-properties officeooo:rsid="0022c0b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000626652144">
          <table:table-cell table:style-name="Table1.A1" office:value-type="string">
            <text:p text:style-name="P15">PROGRAMACIÓN DE SISTEMAS CONCURRENTES Y DISTRIBUIDOS</text:p>
            <text:p text:style-name="P13"/>
            <text:p text:style-name="P13"><text:span text:style-name="T1">Práctica</text:span> 5</text:p>
          </table:table-cell>
          <table:table-cell table:style-name="Table1.B1" office:value-type="string">
            <text:p text:style-name="P14">Dorian Boleslaw Wozniak <text:s text:c="18"/>817570</text:p>
            <text:p text:style-name="P14">Jaime Velasco Gimeno <text:s text:c="22"/>816818</text:p>
          </table:table-cell>
        </table:table-row>
      </table:table>
      <text:p text:style-name="Standard"/>
      <text:p text:style-name="P9">DISEÑO:</text:p>
      <text:p text:style-name="P1"/>
      <text:p text:style-name="P2">En esta práctica, se vuelve a realizar una simulación de un locutorio, con clientes, cabinas y un proceso de limpieza periódico, pero esta vez se requiere una implementación distribuida síncrona a través de un modelo cliente-servidor.</text:p>
      <text:p text:style-name="P2"/>
      <text:p text:style-name="P3">Por un lado, va a haber dos tipos de procesos cliente: “<text:span text:style-name="T2">usuario</text:span>” y “<text:span text:style-name="T3">limpiador</text:span>”. <text:span text:style-name="T2">Estos realizarán peticiones al servidor </text:span><text:span text:style-name="T4">enviando cadenas de caracteres, que el servidor deberá interpretar y contestar adecuadamente. </text:span></text:p>
      <text:p text:style-name="P3"/>
      <text:p text:style-name="P4">Por otro lado, <text:span text:style-name="T5">habrá un servidor que se mantendrá a la escucha de peticiones de ambos clientes, y realizará <text:s/>acciones conforme a la información recibida. Esta gestión de peticiones se realizará de forma concurrente, creando en el caso específico de los clientes “usuario” nuevos threads a medida que se va realizando </text:span><text:span text:style-name="T6">nuevas conexiones con dichos clientes.</text:span></text:p>
      <text:p text:style-name="P4"/>
      <text:p text:style-name="P5">La comunicación entre clientes y servidor se realizará de forma síncrona mediante el uso de sockets, configurados para usar el protocolo TCP, <text:span text:style-name="T7">que permite intercambios con conexión (el servidor debe recibir una petición de conexión explicita del cliente) </text:span><text:span text:style-name="T8">fiables. </text:span><text:span text:style-name="T9">Los clientes deberán crear, cada uno, un socket con la dirección y puerto del servidor al que contactar. El servidor creará dos sockets en puertos diferentes y dirección local que se mantendrán a la escucha de peticiones de conexión. Cada vez que acepte una conexión, obtendrá un descriptor de fichero para el cliente que realizó la petición.</text:span></text:p>
      <text:p text:style-name="P5"/>
      <text:p text:style-name="P6">El sistema, una vez establecidas las conexiones, tendrá la siguiente estructura:</text:p>
      <text:p text:style-name="P6"/>
      <table:table table:name="Table2" table:style-name="Table2">
        <table:table-column table:style-name="Table2.A" table:number-columns-repeated="2"/>
        <table:table-row table:style-name="TableLine94000578135760">
          <table:table-cell table:style-name="Table2.A1" table:number-columns-spanned="2" office:value-type="string">
            <text:p text:style-name="P19">PETICIONES Y RESPUESTAS EXPLÍCITAS <text:span text:style-name="T16">(EN ORDEN DE ENVIO/RECEPCIÓN)</text:span></text:p>
          </table:table-cell>
          <table:covered-table-cell/>
        </table:table-row>
        <table:table-row table:style-name="TableLine94000578135760">
          <table:table-cell table:style-name="Table2.A2" office:value-type="string">
            <text:p text:style-name="P17">Usuario</text:p>
          </table:table-cell>
          <table:table-cell table:style-name="Table2.B2" office:value-type="string">
            <text:p text:style-name="P17">Respuesta del servidor</text:p>
          </table:table-cell>
        </table:table-row>
        <table:table-row table:style-name="TableLine94000578135760">
          <table:table-cell table:style-name="Table2.A2" office:value-type="string">
            <text:list xml:id="list576219271" text:style-name="L7">
              <text:list-item>
                <text:p text:style-name="P16">“<text:span text:style-name="T10">RESERVAR_CABINA,i</text:span>”</text:p>
              </text:list-item>
              <text:list-item>
                <text:p text:style-name="P16">“<text:span text:style-name="T10">LIBERAR_CABINA,c</text:span>”</text:p>
              </text:list-item>
              <text:list-item>
                <text:p text:style-name="P16">“<text:span text:style-name="T10">FIN</text:span>”</text:p>
              </text:list-item>
            </text:list>
          </table:table-cell>
          <table:table-cell table:style-name="Table2.B2" office:value-type="string">
            <text:list xml:id="list182332757312017" text:continue-numbering="true" text:style-name="L7">
              <text:list-item>
                <text:p text:style-name="P21">“<text:span text:style-name="T10">CONCEDIDA,c</text:span>”</text:p>
              </text:list-item>
              <text:list-item>
                <text:p text:style-name="P18">No responde</text:p>
              </text:list-item>
              <text:list-item>
                <text:p text:style-name="P18">Información de uso</text:p>
              </text:list-item>
            </text:list>
          </table:table-cell>
        </table:table-row>
        <table:table-row table:style-name="TableLine94000578135760">
          <table:table-cell table:style-name="Table2.A2" office:value-type="string">
            <text:p text:style-name="P22">Limpiador</text:p>
          </table:table-cell>
          <table:table-cell table:style-name="Table2.B2" office:value-type="string">
            <text:p text:style-name="P17">Respuesta del servidor</text:p>
          </table:table-cell>
        </table:table-row>
        <table:table-row table:style-name="TableLine94000578135760">
          <table:table-cell table:style-name="Table2.A2" office:value-type="string">
            <text:list xml:id="list182332927368073" text:continue-numbering="true" text:style-name="L7">
              <text:list-item>
                <text:p text:style-name="P16">“<text:span text:style-name="T10">LIMPIEZA_ENTRAR</text:span>”</text:p>
              </text:list-item>
              <text:list-item>
                <text:p text:style-name="P16">“<text:span text:style-name="T10">LIMPIEZA_SALIR</text:span>”</text:p>
              </text:list-item>
              <text:list-item>
                <text:p text:style-name="P16">“<text:span text:style-name="T10">FIN</text:span>”</text:p>
              </text:list-item>
            </text:list>
          </table:table-cell>
          <table:table-cell table:style-name="Table2.B2" office:value-type="string">
            <text:list xml:id="list182332809029458" text:continue-numbering="true" text:style-name="L7">
              <text:list-item>
                <text:p text:style-name="P21">“<text:span text:style-name="T10">OK_LIMPIEZA</text:span>”</text:p>
              </text:list-item>
              <text:list-item>
                <text:p text:style-name="P18">No responde</text:p>
              </text:list-item>
              <text:list-item>
                <text:p text:style-name="P18">Información de uso</text:p>
              </text:list-item>
            </text:list>
          </table:table-cell>
        </table:table-row>
        <table:table-row table:style-name="TableLine94000578135760">
          <table:table-cell table:style-name="Table2.B2" table:number-columns-spanned="2" office:value-type="string">
            <text:p text:style-name="P19">ACCIONES DEL SERVIDOR AL RECIBIR PETICIONES</text:p>
          </table:table-cell>
          <table:covered-table-cell/>
        </table:table-row>
        <table:table-row table:style-name="TableLine94000578135760">
          <table:table-cell table:style-name="Table2.B2" table:number-columns-spanned="2" office:value-type="string">
            <text:list xml:id="list14670026" text:style-name="L8">
              <text:list-item>
                <text:p text:style-name="P20">“RESERVAR_CABINA,i”: Comprueba si puede entrar en el locutorio. Si hay al menos una cabina libre y no está ocupada, la encuentra y devuelve su número (c)</text:p>
              </text:list-item>
              <text:list-item>
                <text:p text:style-name="P20">“LIBERAR_CABINA,c”: Libera la cabina c utilizada por el usuario</text:p>
              </text:list-item>
              <text:list-item>
                <text:p text:style-name="P20">“<text:span text:style-name="T11">LIMPIEZA_ENTRAR</text:span>”: <text:span text:style-name="T11">Avisa que se va a limpiar y espera hasta que el locutorio esté vacío, restringiendo mientras el acceso a nuevos clientes.</text:span></text:p>
              </text:list-item>
              <text:list-item>
                <text:p text:style-name="P20">“<text:span text:style-name="T12">LIMPIEZA_SALIR</text:span>”: <text:span text:style-name="T12">Indica que se ha dejado de limpiar, permitiendo nuevamente el acceso a otros usuarios</text:span></text:p>
              </text:list-item>
              <text:list-item>
                <text:p text:style-name="P20">“<text:span text:style-name="T13">FIN</text:span>”: <text:span text:style-name="T13">Devuelve, una vez finalizado el cuerpo del proceso cliente, la información de uso de la conexión realizada</text:span></text:p>
              </text:list-item>
            </text:list>
          </table:table-cell>
          <table:covered-table-cell/>
        </table:table-row>
      </table:table>
      <text:p text:style-name="P6"/>
      <text:p text:style-name="P7">El proceso clientes usuario y limpiador realizarán varias veces su acción antes de pedir la información de uso, <text:span text:style-name="T15">con el tiempo to</text:span><text:span text:style-name="T17">t</text:span><text:span text:style-name="T15">al de uso de la cabina, </text:span>y acabar. El servidor cerrará una vez reciba el mensaje “FIN” de todas sus conexiones activas. <text:span text:style-name="T14">Las acciones de control de las cabinas se realizarán con las mismas consideraciones de concurrencia de las prácticas anteriores.</text:span></text:p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<text:span text:style-name="T19">PSEUDOCÓDIGO</text:span>:</text:p>
      <text:p text:style-name="P10"/>
      <table:table table:name="Table3" table:style-name="Table3">
        <table:table-column table:style-name="Table3.A" table:number-columns-repeated="2"/>
        <table:table-row table:style-name="TableLine94000621050160">
          <table:table-cell table:style-name="Table3.A1" office:value-type="string">
            <text:p text:style-name="P12">channel of character array ch_user, ch_cleaner</text:p>
            <text:p text:style-name="P12"/>
            <text:p text:style-name="P12">--- PROCESOS CLIENTE ---</text:p>
            <text:p text:style-name="P12"/>
            <text:p text:style-name="P12">Process usuario(i := 1..N_USER)::</text:p>
            <text:p text:style-name="P12"><text:s text:c="4"/>for j := 1..N_TIMES_USER</text:p>
            <text:p text:style-name="P12"><text:s text:c="8"/>ch_user &lt;= "RESERVAR_CABINA,i" <text:s text:c="3"/>- i es el id de cliente</text:p>
            <text:p text:style-name="P12"><text:s text:c="8"/>ch_user =&gt; "CONCEDIDA,c" <text:s text:c="9"/>- c es el n° de cabina</text:p>
            <text:p text:style-name="P12"><text:s text:c="8"/>espera(aleatorio(10, 40))</text:p>
            <text:p text:style-name="P12"><text:s text:c="8"/>ch_user &lt;= "LIBERAR_CABINA,c"</text:p>
            <text:p text:style-name="P12"><text:s text:c="8"/>- No espera recibir respuesta</text:p>
            <text:p text:style-name="P12"><text:s text:c="8"/>espera(aleatorio(20,50))</text:p>
            <text:p text:style-name="P12"><text:s text:c="4"/>end</text:p>
            <text:p text:style-name="P12"/>
            <text:p text:style-name="P12"><text:s text:c="4"/>ch_user &lt;= "FIN"</text:p>
            <text:p text:style-name="P12"><text:s text:c="4"/>ch_user =&gt; "Uso total de la cabina: xx.xx" -xx.xx es el tiempo de uso</text:p>
            <text:p text:style-name="P12">end</text:p>
            <text:p text:style-name="P12"/>
            <text:p text:style-name="P12">Process limpiador::</text:p>
            <text:p text:style-name="P12"><text:s text:c="8"/>for j := 1..N_TIMES_CLEANING</text:p>
            <text:p text:style-name="P12"><text:s text:c="8"/>espera(PER_CLEANING)</text:p>
            <text:p text:style-name="P12"><text:s text:c="8"/>ch_cleaner &lt;= "LIMPIEZA_ENTRAR"</text:p>
            <text:p text:style-name="P12"><text:s text:c="8"/>ch_cleaner =&gt; "OK_LIMPIEZA"</text:p>
            <text:p text:style-name="P12"><text:s text:c="8"/>espera(aleatorio(80, 120))</text:p>
            <text:p text:style-name="P12"><text:s text:c="8"/>ch_cleaner &lt;= "LIMPIEZA_SALIR"</text:p>
            <text:p text:style-name="P12"><text:s text:c="8"/>- No espera recibir respuesta</text:p>
            <text:p text:style-name="P12"><text:s text:c="4"/>end</text:p>
            <text:p text:style-name="P12"/>
            <text:p text:style-name="P12"><text:s text:c="4"/>ch_cleaner &lt;= "FIN"</text:p>
            <text:p text:style-name="P12"><text:s text:c="4"/>ch_cleaner =&gt; "Tiempo total limpiando: xx.xx"</text:p>
            <text:p text:style-name="P12">end</text:p>
            <text:p text:style-name="P12"/>
            <text:p text:style-name="P12">--- PROCESOS SERVIDOR ---</text:p>
            <text:p text:style-name="P12"/>
            <text:p text:style-name="P12">Process servir_usuario(i := 1..N_USER)::</text:p>
            <text:p text:style-name="P12"><text:s text:c="4"/>boolean fin := false</text:p>
            <text:p text:style-name="P12"><text:s text:c="4"/>integer c, i, timer := 0</text:p>
            <text:p text:style-name="P12"><text:s text:c="4"/>character array s</text:p>
            <text:p text:style-name="P12"/>
            <text:p text:style-name="P12"><text:s text:c="4"/>while not fin</text:p>
            <text:p text:style-name="P12"><text:s text:c="8"/>ch_user =&gt; s</text:p>
            <text:p text:style-name="P12"/>
            <text:p text:style-name="P12"><text:s text:c="8"/>switch s</text:p>
            <text:p text:style-name="P12"><text:s text:c="12"/>case "RESERVAR_CABINA,i"</text:p>
            <text:p text:style-name="P12"><text:s text:c="16"/>ControlCabinas.entraUsuario(c)</text:p>
            <text:p text:style-name="P12"><text:s text:c="16"/>timer_init() <text:s text:c="19"/>- Función de medición de tiempo</text:p>
            <text:p text:style-name="P12"><text:s text:c="16"/>ch_user &lt;= "CONCEDIDA,c"</text:p>
            <text:p text:style-name="P12"><text:s text:c="12"/>case "LIBERAR_CABINA,c"</text:p>
            <text:p text:style-name="P12"><text:s text:c="16"/>ControlCabinas.saleUsuario(c)</text:p>
            <text:p text:style-name="P12"><text:s text:c="16"/>timer := timer + timer_end()</text:p>
            <text:p text:style-name="P12"><text:s text:c="12"/>case "FIN"</text:p>
            <text:p text:style-name="P12"><text:s text:c="16"/>ch_user &lt;= "Uso total de la cabina: timer"</text:p>
            <text:p text:style-name="P12"><text:s text:c="16"/>fin := true</text:p>
            <text:p text:style-name="P12"><text:s text:c="4"/>end</text:p>
            <text:p text:style-name="P12"><text:s text:c="4"/>Close()</text:p>
            <text:p text:style-name="P12"/>
            <text:p text:style-name="P12">end</text:p>
            <text:p text:style-name="P12"/>
            <text:p text:style-name="P12">Process servir_limpiador::</text:p>
            <text:p text:style-name="P12"><text:s text:c="4"/>boolean fin := false</text:p>
            <text:p text:style-name="P12"><text:s text:c="4"/>integer c, i, timer := 0</text:p>
            <text:p text:style-name="P12"><text:s text:c="4"/>character array s</text:p>
            <text:p text:style-name="P12"/>
            <text:p text:style-name="P12"><text:s text:c="4"/>while not fin</text:p>
            <text:p text:style-name="P12"><text:s text:c="8"/>ch_user =&gt; s</text:p>
            <text:p text:style-name="P12"/>
            <text:p text:style-name="P12"><text:s text:c="8"/>switch s</text:p>
            <text:p text:style-name="P12"><text:s text:c="12"/>case "LIMPIEZA_ENTRAR"</text:p>
            <text:p text:style-name="P12"><text:s text:c="16"/>ControlCabinas.entraLimpieza()</text:p>
            <text:p text:style-name="P12"><text:s text:c="16"/>timer_init() <text:s text:c="15"/>- Función de medición de tiempo</text:p>
            <text:p text:style-name="P12"><text:s text:c="16"/>ch_user &lt;= "OK_LIMPIEZA"</text:p>
            <text:p text:style-name="P12"><text:s text:c="12"/>case "LIMPIEZA_SALIR"</text:p>
            <text:p text:style-name="P12"><text:s text:c="16"/>ControlCabinas.saleLimpieza(</text:p>
            <text:p text:style-name="P12"><text:s text:c="16"/>timer := timer + timer_end()</text:p>
            <text:p text:style-name="P12"><text:s text:c="12"/>case "FIN"</text:p>
            <text:p text:style-name="P12"><text:s text:c="16"/>ch_user &lt;= "Tiempo total limpiando: timer"</text:p>
            <text:p text:style-name="P12"><text:s text:c="16"/>fin := true</text:p>
            <text:p text:style-name="P12"><text:s text:c="4"/>end</text:p>
            <text:p text:style-name="P12"/>
            <text:p text:style-name="P12"><text:s text:c="4"/>Close()</text:p>
            <text:p text:style-name="P12">end</text:p>
          </table:table-cell>
          <table:table-cell table:style-name="Table3.B1" office:value-type="string">
            <text:p text:style-name="P12"/>
            <text:p text:style-name="P12">--- CLASE MONITOR PARA EL CONTROL DE CABINAS HEREDADA DE LA PRÁCTICA 4 ---</text:p>
            <text:p text:style-name="P12"/>
            <text:p text:style-name="P12">Monitor ControlCabinas</text:p>
            <text:p text:style-name="P12"/>
            <text:p text:style-name="P12"><text:s text:c="4"/>integer dentro := 0</text:p>
            <text:p text:style-name="P12"><text:s text:c="4"/>boolean array cabina[N_CAB]</text:p>
            <text:p text:style-name="P12"><text:s text:c="4"/>boolean limpiando</text:p>
            <text:p text:style-name="P12"/>
            <text:p text:style-name="P12"><text:s text:c="4"/>condition vacio, acceder</text:p>
            <text:p text:style-name="P12"/>
            <text:p text:style-name="P12"><text:s text:c="4"/>operation entraUsuario(REF integer cab)</text:p>
            <text:p text:style-name="P12"><text:s text:c="8"/>while not (not limpiando and dentro &lt; N_CAB)</text:p>
            <text:p text:style-name="P12"><text:s text:c="12"/>waitC(acceder)</text:p>
            <text:p text:style-name="P12"><text:s text:c="8"/>end</text:p>
            <text:p text:style-name="P12"/>
            <text:p text:style-name="P12"><text:s text:c="8"/>boolean encontrado := false</text:p>
            <text:p text:style-name="P12"><text:s text:c="8"/>integer k := 0</text:p>
            <text:p text:style-name="P12"/>
            <text:p text:style-name="P12"><text:s text:c="8"/>while not encontrado</text:p>
            <text:p text:style-name="P12"><text:s text:c="12"/>if cabina[k] := false</text:p>
            <text:p text:style-name="P12"><text:s text:c="16"/>cabina[k] := true</text:p>
            <text:p text:style-name="P12"><text:s text:c="16"/>cab := k</text:p>
            <text:p text:style-name="P12"><text:s text:c="16"/>dentro := dentro + 1</text:p>
            <text:p text:style-name="P12"><text:s text:c="16"/>encontrado := true</text:p>
            <text:p text:style-name="P12"><text:s text:c="12"/>else</text:p>
            <text:p text:style-name="P12"><text:s text:c="16"/>k := k + 1</text:p>
            <text:p text:style-name="P12"><text:s text:c="12"/>end</text:p>
            <text:p text:style-name="P12"><text:s text:c="8"/>end</text:p>
            <text:p text:style-name="P12"><text:s text:c="4"/>end</text:p>
            <text:p text:style-name="P12"/>
            <text:p text:style-name="P12"><text:s text:c="4"/>operation saleUsuario(REF cab)</text:p>
            <text:p text:style-name="P12"><text:s text:c="8"/>cabina[cab] := false</text:p>
            <text:p text:style-name="P12"><text:s text:c="8"/>dentro := dentro - 1</text:p>
            <text:p text:style-name="P12"/>
            <text:p text:style-name="P12"><text:s text:c="8"/>if dentro = 0</text:p>
            <text:p text:style-name="P12"><text:s text:c="12"/>signalC(vacio)</text:p>
            <text:p text:style-name="P12"><text:s text:c="8"/>end</text:p>
            <text:p text:style-name="P12"/>
            <text:p text:style-name="P12"><text:s text:c="8"/>if not limpiando</text:p>
            <text:p text:style-name="P12"><text:s text:c="12"/>signalC(acceder)</text:p>
            <text:p text:style-name="P12"><text:s text:c="8"/>end</text:p>
            <text:p text:style-name="P12"><text:s text:c="4"/>end</text:p>
            <text:p text:style-name="P12"/>
            <text:p text:style-name="P12"><text:s text:c="4"/>operation entraLimpieza()</text:p>
            <text:p text:style-name="P12"><text:s text:c="8"/>limpiando := true</text:p>
            <text:p text:style-name="P12"/>
            <text:p text:style-name="P12"><text:s text:c="8"/>while not dentro = 0</text:p>
            <text:p text:style-name="P12"><text:s text:c="12"/>waitC(vacio)</text:p>
            <text:p text:style-name="P12"><text:s text:c="8"/>end</text:p>
            <text:p text:style-name="P12"><text:s text:c="4"/>end</text:p>
            <text:p text:style-name="P12"/>
            <text:p text:style-name="P12"><text:s text:c="4"/>operation saleLimpieza()</text:p>
            <text:p text:style-name="P12"><text:s text:c="8"/>limpiando := false</text:p>
            <text:p text:style-name="P12"><text:s text:c="8"/>signalC_all(acceder)</text:p>
            <text:p text:style-name="P12"><text:s text:c="4"/>end</text:p>
            <text:p text:style-name="P12">end</text:p>
          </table:table-cell>
        </table:table-row>
      </table:table>
      <text:p text:style-name="P10"/>
      <text:p text:style-name="P8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6:56:50.617665895</meta:creation-date>
    <meta:generator>LibreOffice/7.2.2.2$Linux_X86_64 LibreOffice_project/20$Build-2</meta:generator>
    <dc:date>2021-11-30T18:23:31.416153280</dc:date>
    <meta:editing-duration>PT1H16M8S</meta:editing-duration>
    <meta:editing-cycles>41</meta:editing-cycles>
    <meta:document-statistic meta:table-count="3" meta:image-count="0" meta:object-count="0" meta:page-count="2" meta:paragraph-count="146" meta:word-count="807" meta:character-count="6138" meta:non-whitespace-character-count="4550"/>
  </office:meta>
</office:document-meta>
</file>